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NoSpacing" style:family="paragraph">
      <style:text-properties fo:font-size="12pt" style:font-size-asian="12pt" style:font-size-complex="12pt"/>
    </style:style>
    <style:style style:name="P7" style:parent-style-name="NoSpacing" style:family="paragraph">
      <style:text-properties fo:font-size="12pt" style:font-size-asian="12pt" style:font-size-complex="12pt"/>
    </style:style>
    <style:style style:name="P8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NoSpacing" style:family="paragraph">
      <style:text-properties fo:font-size="12pt" style:font-size-asian="12pt" style:font-size-complex="12pt"/>
    </style:style>
    <style:style style:name="P10" style:parent-style-name="NoSpacing" style:family="paragraph">
      <style:text-properties fo:font-size="12pt" style:font-size-asian="12pt" style:font-size-complex="12pt"/>
    </style:style>
    <style:style style:name="P11" style:parent-style-name="NoSpacing" style:family="paragraph">
      <style:text-properties fo:font-size="12pt" style:font-size-asian="12pt" style:font-size-complex="12pt"/>
    </style:style>
    <style:style style:name="P12" style:parent-style-name="NoSpacing" style:family="paragraph">
      <style:text-properties fo:font-size="12pt" style:font-size-asian="12pt" style:font-size-complex="12pt"/>
    </style:style>
    <style:style style:name="P13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14" style:parent-style-name="NoSpacing" style:family="paragraph">
      <style:text-properties fo:font-size="12pt" style:font-size-asian="12pt" style:font-size-complex="12pt"/>
    </style:style>
    <style:style style:name="P15" style:parent-style-name="NoSpacing" style:list-style-name="LFO3" style:family="paragraph">
      <style:text-properties fo:font-size="12pt" style:font-size-asian="12pt" style:font-size-complex="12pt"/>
    </style:style>
    <style:style style:name="P16" style:parent-style-name="NoSpacing" style:list-style-name="LFO3" style:family="paragraph">
      <style:text-properties fo:font-size="12pt" style:font-size-asian="12pt" style:font-size-complex="12pt"/>
    </style:style>
    <style:style style:name="P17" style:parent-style-name="NoSpacing" style:list-style-name="LFO3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Title</text:span><text:span text:style-name="T3">: Acquiring Bitcoin – Strategies and Methods</text:span></text:p>
      <text:p text:style-name="NoSpacing"><text:span text:style-name="T4">Learn the different methods to acquire bitcoin and the advantages of each.<text:s/></text:span><text:line-break/><text:line-break/><text:span text:style-name="T5">1. Person to Person Acquisition</text:span></text:p>
      <text:p text:style-name="P6">2. Bitcoin ATMs<text:line-break/>3. Exchanges</text:p>
      <text:p text:style-name="P7"/>
      <text:p text:style-name="P8">Into:</text:p>
      <text:p text:style-name="P9">Welcome to the Russeree (Pod)cast.</text:p>
      <text:p text:style-name="P10">Shout out to<text:s/>all<text:s/>the support – Subs<text:s/>&amp;<text:s/>Likes (Make sure to hit that like button)</text:p>
      <text:p text:style-name="P11">25K<text:s/>Satoshi Give Away<text:s/><text:line-break/><text:line-break/>This week’s episode is dedicated to providing clarity and a better understanding of how to acquire bitcoin. Promoted by a recent experiment I performed selling a GTX 1060 GPU ($150) for well under market value… the caveat I would only take bitcoin for the deal. <text:s/>Many people tried to use cash but couldn’t bridge the gap of how to convert their cash to bitcoin for me even though the deal would save the buyer a significant amount the lack of understanding of bitcoin led to many missing out. <text:s/></text:p>
      <text:p text:style-name="P12"/>
      <text:p text:style-name="P13">Person to Person Transactions:<text:s/></text:p>
      <text:p text:style-name="P14">The first type of bitcoin acquisition is a person-to-person transfer buyer pays for good, services, or and exchange with bitcoin instead of using fiat money. One example of this was last week I sold an Nvidia GTX 1060 for bitcoin instead of fiat money. Bitcoin typically can be exchanged for goods, services, or fiat money.<text:s/><text:line-break/><text:line-break/>Issues with Person to Person Transactions<text:s/></text:p>
      <text:list text:style-name="LFO3" text:continue-numbering="true">
        <text:list-item>
          <text:p text:style-name="P15">Availability of bitcoin to spend (You eliminate many customers when only taking bitcoin because so many people don’t have<text:s/>bitcoin,<text:s/>or they are unwilling to spend it.<text:s/></text:p>
        </text:list-item>
        <text:list-item>
          <text:p text:style-name="P16">Confirmation time on the main chain.<text:s/></text:p>
        </text:list-item>
        <text:list-item>
          <text:p text:style-name="P17">Layer 2 solutions require<text:s/>access and technological literacy.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ese Russell</meta:initial-creator>
    <dc:creator>Reese Russell</dc:creator>
    <meta:creation-date>2021-08-02T19:43:00Z</meta:creation-date>
    <dc:date>2021-08-03T00:17:00Z</dc:date>
    <meta:template xlink:href="Normal.dotm" xlink:type="simple"/>
    <meta:editing-cycles>3</meta:editing-cycles>
    <meta:editing-duration>PT16440S</meta:editing-duration>
    <meta:document-statistic meta:page-count="1" meta:paragraph-count="2" meta:word-count="223" meta:character-count="1497" meta:row-count="10" meta:non-whitespace-character-count="1276"/>
  </office:meta>
</office:document-meta>
</file>